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line-through-type="single"/>
    </style:style>
    <style:style style:name="T2" style:family="text">
      <style:text-properties fo:font-style="italic"/>
    </style:style>
    <style:style style:name="T3" style:family="text">
      <style:text-properties style:text-position="super"/>
    </style:style>
    <style:style style:name="P1" style:family="paragraph" style:parent-style-name="Normal">
      <style:paragraph-properties fo:text-align="center"/>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Chapter 0: <text:span text:style-name="T1"> Outlier </text:span></text:p>
      <text:p text:style-name="P1"/>
      <text:p text:style-name="Normal">*RIIIIIIIIIIIIIING!!!* went the alarm clock, and her eyes fell on it.</text:p>
      <text:p text:style-name="Normal">*RIIIIIIIIIIIIIING!!!* it continued, but its argument sounded unconvincing to her.</text:p>
      <text:p text:style-name="Normal">Regardless, *RIIIIIIIIIIIIIING!!!* it repeated.</text:p>
      <text:p text:style-name="Normal">Seeing this, she couldn’t help but wonder: <text:span text:style-name="T2">does repeating an argument make it stronger? </text:span>That could explain the reassertion. <text:s text:c="1"/><text:span text:style-name="T2">Maybe the argument gets a morale boost or something. <text:s text:c="1"/>I know I would feel stronger if I got some encouragement. </text:span>Of course, she realised it was a pretty big if.</text:p>
      <text:p text:style-name="Normal">Meanwhile, the alarm clock seemed dead set on boosting the morale of its one <text:s text:c="1"/>argument, and in retaliation she became dead set on not getting out of bed. After some time though,</text:p>
      <text:p text:style-name="Normal">“You’re so noisy, first thing in the morning,” she tapped the alarm silent. But as lethargy engulfed her room again, she started feeling guilty about not listening to her timekeeper, and so:</text:p>
      <text:p text:style-name="Normal">“You did your best today too, Mr. Clock.”</text:p>
      <text:p text:style-name="Normal">Unfortunately, its best hadn’t been enough to make her get up.</text:p>
      <text:p text:style-name="Normal"><text:span text:style-name="T2">That’s not its fault though. If anything, it’s mine... </text:span>However, it was too early to get into an argument with herself, and as a result she didn’t pursue this train of thought any further. Instead, while the window shutters were still preserving the fragment of night left in her room, for as long as darkness would shelter her from the coming of a new day, she would get lost in her imagination. As she couldn’t keep her eyes closed, she stared at the ceiling, and as her mind loosened its grip on reality, she thought to herself that <text:span text:style-name="T2">it would be nice if the ceiling were a gateway to a parallel universe. </text:span>She would then fall up into that gateway, and then fall back down in her bed, in her room, and in her world.</text:p>
      <text:p text:style-name="Normal">In her world, <text:s text:c="1"/>clocks wouldn’t try to debate people out of their beds, but they would come fetch her in her dreams, like parents picking their children up from school. And on the unhurried way back to reality, she would tell her clock everything about the adventures she’d had. In her world, she would wake up to the delicious smell of breakfast being ready, and much like in cartoons of old, the smell would then lift her up and carry her all the way to the kitchen, where mom and dad would serve her a meal befitting a queen. But above all, in her world, she would have the discipline to be ready and out of the house to arrive at the bus stop early, and, as she would approach the bus stop, she would have the courage to call out to <text:span text:style-name="T2">you.</text:span></text:p>
      <text:p text:style-name="Normal">However, in the real world, sunlight had begun piercing through the shutters, invading her room. Spot by spot, it climbed her blanket until it touched her face. It was cold, and it was blinding. Her eyelids were powerless before it, and her fantasies were dispelled in an instant. That was why</text:p>
      <text:p text:style-name="Normal">*Whoosh!*</text:p>
      <text:p text:style-name="Normal">She pulled the blanket over herself. It was rude of the sun to interrupt people’s dreams like that, and she was upset at it.</text:p>
      <text:p text:style-name="Normal"><text:span text:style-name="T3">approximately this upset -&gt; </text:span>( ˶ •̀ ⤙ •́ <text:s text:c="1"/>˶ )</text:p>
      <text:p text:style-name="Normal">“...”</text:p>
      <text:p text:style-name="Normal">Then again, perhaps the sun was doing this for her sake, seeing as <text:span text:style-name="T2">today’s Monday, huh...</text:span> <text:s text:c="1"/>Today was a school day, although she wasn’t exactly thrilled at the notion. School was a peculiar place in her mind: it was simultaneously a place she did and did not want to go to. The sheer idea of going filled her chest with anxiety, but it was also the only place where she could meet <text:span text:style-name="T2">you.</text:span> To go or not to go, <text:span text:style-name="T2">what a dilemma. </text:span>It really wasn’t much of a dilemma since she didn’t have much of a choice, but she liked pretending she did.</text:p>
      <text:p text:style-name="Normal">And so, as she was comparing the pros and cons of school, her mind began playing out a scenario wherein she did go, and once there, somehow <text:span text:style-name="T2">you</text:span> would see through all of her lies and understand her worries, and subsequently together you’d resolve to run away somewhere far from all sorrows, and right after that promise was made you two would kis-</text:p>
      <text:p text:style-name="Normal">*FWOOSH!!!*</text:p>
      <text:p text:style-name="Normal">She burst out of her blanket. It was getting hot in there, what with her being angry at the big yellow circle in the sky and getting embarrassed at her own fantasies. Perhaps it was time to think about something else. ... <text:span text:style-name="T2">Yeah, let’s do that</text:span>.</text:p>
      <text:p text:style-name="Normal">Her room had become dimly lit courtesy of the sun (whom she'd decided to forgive around about right now), and her gaze wandered off in search of food for thought. There wasn’t really anything of interest around here, but on her desk, somewhere among her large collection of unfinished homework, there was a letter she’d written to herself.</text:p>
      <text:p text:style-name="Normal">“...”</text:p>
      <text:p text:style-name="Normal">Remembering its content made her heart sink. She didn’t want to think about it. Not now. She looked away.</text:p>
      <text:p text:style-name="Normal">But her eyes jumped out of the frying pan only to fall into the fire: they happened on the pink flowerpot o</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